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RR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8 USF MORRO DA CONCEICA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ORRO DA CONCEICAO II, 0000154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8M0S" table:style-name="ce3">
            <text:p>16:3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ORENNA GABRIELY SANTOS GOMES DA SILVA</text:p>
          </table:table-cell>
          <table:table-cell office:value-type="date" office:date-value="2015-10-23T00:00:00" table:style-name="ce2">
            <text:p>23/10/2015</text:p>
          </table:table-cell>
          <table:table-cell office:value-type="string" table:style-name="ce1">
            <text:p>9 anos e 10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7.746.244-21</text:p>
          </table:table-cell>
          <table:table-cell office:value-type="float" office:value="703002810391873" table:style-name="ce1">
            <text:p>7,03003E+14</text:p>
          </table:table-cell>
          <table:table-cell office:value-type="string" table:style-name="ce1">
            <text:p>(81) 98770-1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70-11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larmino henrique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33" table:style-name="ce1">
            <text:p>133</text:p>
          </table:table-cell>
          <table:table-cell office:value-type="date" office:date-value="2024-06-18T00:00:00" table:style-name="ce2">
            <text:p>18/06/2024</text:p>
          </table:table-cell>
          <table:table-cell office:value-type="string" table:style-name="ce1">
            <text:p>100/60</text:p>
          </table:table-cell>
          <table:table-cell office:value-type="date" office:date-value="2015-10-27T00:00:00" table:style-name="ce2">
            <text:p>27/10/201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5" table:style-name="ce1">
            <text:p>55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YRELLA ALVES DE LIMA</text:p>
          </table:table-cell>
          <table:table-cell office:value-type="date" office:date-value="1997-06-04T00:00:00" table:style-name="ce2">
            <text:p>04/06/1997</text:p>
          </table:table-cell>
          <table:table-cell office:value-type="string" table:style-name="ce1">
            <text:p>28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061.194-99</text:p>
          </table:table-cell>
          <table:table-cell office:value-type="float" office:value="708209129134941" table:style-name="ce1">
            <text:p>7,08209E+14</text:p>
          </table:table-cell>
          <table:table-cell office:value-type="string" table:style-name="ce1">
            <text:p>(81) 8268-68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larmino henriqu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ORRO DA CONCEIÇ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5" table:style-name="ce1">
            <text:p>56,5</text:p>
          </table:table-cell>
          <table:table-cell office:value-type="float" office:value="165" table:style-name="ce1">
            <text:p>165</text:p>
          </table:table-cell>
          <table:table-cell office:value-type="date" office:date-value="2020-10-29T00:00:00" table:style-name="ce2">
            <text:p>29/10/2020</text:p>
          </table:table-cell>
          <table:table-cell office:value-type="string" table:style-name="ce1">
            <text:p>100/60</text:p>
          </table:table-cell>
          <table:table-cell office:value-type="date" office:date-value="2020-10-29T00:00:00" table:style-name="ce2">
            <text:p>29/10/2020</text:p>
          </table:table-cell>
          <table:table-cell office:value-type="string" table:style-name="ce1">
            <text:p>Habitual</text:p>
          </table:table-cell>
          <table:table-cell office:value-type="float" office:value="269" table:style-name="ce1">
            <text:p>269</text:p>
          </table:table-cell>
          <table:table-cell office:value-type="float" office:value="0" table:style-name="ce1">
            <text:p>0</text:p>
          </table:table-cell>
          <table:table-cell office:value-type="float" office:value="269" table:style-name="ce1">
            <text:p>26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ALINE SANTANA DA SILVA</text:p>
          </table:table-cell>
          <table:table-cell office:value-type="date" office:date-value="1993-03-16T00:00:00" table:style-name="ce2">
            <text:p>16/03/1993</text:p>
          </table:table-cell>
          <table:table-cell office:value-type="string" table:style-name="ce1">
            <text:p>32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678.484-67</text:p>
          </table:table-cell>
          <table:table-cell office:value-type="float" office:value="702100750778792" table:style-name="ce1">
            <text:p>7,02101E+14</text:p>
          </table:table-cell>
          <table:table-cell office:value-type="string" table:style-name="ce1">
            <text:p>(81) 98430-1822</text:p>
          </table:table-cell>
          <table:table-cell office:value-type="string" table:style-name="ce1">
            <text:p>(81) 3304-053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boré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10/7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ANE VITÓRIA CABRAL DA LUZ</text:p>
          </table:table-cell>
          <table:table-cell office:value-type="date" office:date-value="2006-06-04T00:00:00" table:style-name="ce2">
            <text:p>04/06/2006</text:p>
          </table:table-cell>
          <table:table-cell office:value-type="string" table:style-name="ce1">
            <text:p>19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350.194-82</text:p>
          </table:table-cell>
          <table:table-cell office:value-type="float" office:value="701407677359336" table:style-name="ce1">
            <text:p>7,01408E+14</text:p>
          </table:table-cell>
          <table:table-cell office:value-type="string" table:style-name="ce1">
            <text:p>(81) 98203-87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 conceição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8" table:style-name="ce1">
            <text:p>89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1980-12-01T00:00:00" table:style-name="ce4">
            <text:p>dez/8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HELENA DO NASCIMENTO SILVA RAMALHO</text:p>
          </table:table-cell>
          <table:table-cell office:value-type="date" office:date-value="2003-07-12T00:00:00" table:style-name="ce2">
            <text:p>12/07/2003</text:p>
          </table:table-cell>
          <table:table-cell office:value-type="string" table:style-name="ce1">
            <text:p>22 anos e 1 mê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8.590.864-39</text:p>
          </table:table-cell>
          <table:table-cell office:value-type="float" office:value="702308132310614" table:style-name="ce1">
            <text:p>7,02308E+14</text:p>
          </table:table-cell>
          <table:table-cell office:value-type="string" table:style-name="ce1">
            <text:p>(81) 98476-62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 morro da conceição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3" table:style-name="ce1">
            <text:p>57,3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MYLLE DIANA SILVA LEAL</text:p>
          </table:table-cell>
          <table:table-cell office:value-type="date" office:date-value="2005-07-22T00:00:00" table:style-name="ce2">
            <text:p>22/07/2005</text:p>
          </table:table-cell>
          <table:table-cell office:value-type="string" table:style-name="ce1">
            <text:p>20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1.315.154-33</text:p>
          </table:table-cell>
          <table:table-cell office:value-type="float" office:value="702607290002941" table:style-name="ce1">
            <text:p>7,02607E+14</text:p>
          </table:table-cell>
          <table:table-cell office:value-type="string" table:style-name="ce1">
            <text:p>(81) 9009-00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so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2" table:style-name="ce1">
            <text:p>65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0/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SANTOS DA SILVA</text:p>
          </table:table-cell>
          <table:table-cell office:value-type="date" office:date-value="2004-10-19T00:00:00" table:style-name="ce2">
            <text:p>19/10/2004</text:p>
          </table:table-cell>
          <table:table-cell office:value-type="string" table:style-name="ce1">
            <text:p>20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7.383.304-35</text:p>
          </table:table-cell>
          <table:table-cell office:value-type="float" office:value="898003281412809" table:style-name="ce1">
            <text:p>8,98003E+14</text:p>
          </table:table-cell>
          <table:table-cell office:value-type="string" table:style-name="ce1">
            <text:p>(81) 98892-6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ís gama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0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RICARDO DA SILVA</text:p>
          </table:table-cell>
          <table:table-cell office:value-type="date" office:date-value="2003-04-11T00:00:00" table:style-name="ce2">
            <text:p>11/04/2003</text:p>
          </table:table-cell>
          <table:table-cell office:value-type="string" table:style-name="ce1">
            <text:p>22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65.716.044-00</text:p>
          </table:table-cell>
          <table:table-cell office:value-type="float" office:value="705003676593451" table:style-name="ce1">
            <text:p>7,05004E+14</text:p>
          </table:table-cell>
          <table:table-cell office:value-type="string" table:style-name="ce1">
            <text:p>(81) 99575-6518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n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4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7" table:style-name="ce1">
            <text:p>56,7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1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VIDAL DE MELO LYRA</text:p>
          </table:table-cell>
          <table:table-cell office:value-type="date" office:date-value="1993-08-20T00:00:00" table:style-name="ce2">
            <text:p>20/08/1993</text:p>
          </table:table-cell>
          <table:table-cell office:value-type="string" table:style-name="ce1">
            <text:p>32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7.130.904-80</text:p>
          </table:table-cell>
          <table:table-cell office:value-type="float" office:value="700506926048851" table:style-name="ce1">
            <text:p>7,00507E+14</text:p>
          </table:table-cell>
          <table:table-cell office:value-type="string" table:style-name="ce1">
            <text:p>(81) 99783-6787</text:p>
          </table:table-cell>
          <table:table-cell office:value-type="string" table:style-name="ce1">
            <text:p>(81) 3421-5318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acolomis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7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2" table:style-name="ce1">
            <text:p>84,2</text:p>
          </table:table-cell>
          <table:table-cell office:value-type="float" office:value="160" table:style-name="ce1">
            <text:p>160</text:p>
          </table:table-cell>
          <table:table-cell office:value-type="date" office:date-value="2025-01-17T00:00:00" table:style-name="ce2">
            <text:p>17/01/2025</text:p>
          </table:table-cell>
          <table:table-cell office:value-type="string" table:style-name="ce1">
            <text:p>120/80</text:p>
          </table:table-cell>
          <table:table-cell office:value-type="date" office:date-value="2025-01-17T00:00:00" table:style-name="ce2">
            <text:p>17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ZIELE DOS SANTOS LUCAS DE SILVA</text:p>
          </table:table-cell>
          <table:table-cell office:value-type="date" office:date-value="2000-01-26T00:00:00" table:style-name="ce2">
            <text:p>26/01/2000</text:p>
          </table:table-cell>
          <table:table-cell office:value-type="string" table:style-name="ce1">
            <text:p>25 anos e 7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4.682.414-01</text:p>
          </table:table-cell>
          <table:table-cell office:value-type="float" office:value="705005244780056" table:style-name="ce1">
            <text:p>7,05005E+14</text:p>
          </table:table-cell>
          <table:table-cell office:value-type="string" table:style-name="ce1">
            <text:p>(81) 9648-88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piqu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24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.2" table:style-name="ce1">
            <text:p>105,2</text:p>
          </table:table-cell>
          <table:table-cell office:value-type="float" office:value="157.5" table:style-name="ce1">
            <text:p>157,5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120/70</text:p>
          </table:table-cell>
          <table:table-cell office:value-type="date" office:date-value="2025-03-21T00:00:00" table:style-name="ce2">
            <text:p>2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EN VITORIA BRANDAO DIAS</text:p>
          </table:table-cell>
          <table:table-cell office:value-type="date" office:date-value="2005-01-20T00:00:00" table:style-name="ce2">
            <text:p>20/01/2005</text:p>
          </table:table-cell>
          <table:table-cell office:value-type="string" table:style-name="ce1">
            <text:p>20 anos e 7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7.928.954-14</text:p>
          </table:table-cell>
          <table:table-cell office:value-type="float" office:value="898003039390181" table:style-name="ce1">
            <text:p>8,98003E+14</text:p>
          </table:table-cell>
          <table:table-cell office:value-type="string" table:style-name="ce1">
            <text:p>(81) 98599-55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68-398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itacolomis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3" table:style-name="ce1">
            <text:p>49,3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1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A LAYANNE SILVA DE SOUZA</text:p>
          </table:table-cell>
          <table:table-cell office:value-type="date" office:date-value="2000-02-02T00:00:00" table:style-name="ce2">
            <text:p>02/02/2000</text:p>
          </table:table-cell>
          <table:table-cell office:value-type="string" table:style-name="ce1">
            <text:p>25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702.194-65</text:p>
          </table:table-cell>
          <table:table-cell office:value-type="float" office:value="704109220850180" table:style-name="ce1">
            <text:p>7,04109E+14</text:p>
          </table:table-cell>
          <table:table-cell office:value-type="string" table:style-name="ce1">
            <text:p>(81) 98768-5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g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2" table:style-name="ce1">
            <text:p>64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90/6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YANA QUEZ SILVA BARROSIA</text:p>
          </table:table-cell>
          <table:table-cell office:value-type="date" office:date-value="2000-05-25T00:00:00" table:style-name="ce2">
            <text:p>25/05/2000</text:p>
          </table:table-cell>
          <table:table-cell office:value-type="string" table:style-name="ce1">
            <text:p>25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178.264-71</text:p>
          </table:table-cell>
          <table:table-cell office:value-type="float" office:value="709805084081592" table:style-name="ce1">
            <text:p>7,09805E+14</text:p>
          </table:table-cell>
          <table:table-cell office:value-type="string" table:style-name="ce1">
            <text:p>(81) 98698-64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acolomis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" table:style-name="ce1">
            <text:p>83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10/6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E DE SOUSA SILVA</text:p>
          </table:table-cell>
          <table:table-cell office:value-type="date" office:date-value="1989-01-17T00:00:00" table:style-name="ce2">
            <text:p>17/01/1989</text:p>
          </table:table-cell>
          <table:table-cell office:value-type="string" table:style-name="ce1">
            <text:p>36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5.772.464-76</text:p>
          </table:table-cell>
          <table:table-cell office:value-type="float" office:value="703607009534830" table:style-name="ce1">
            <text:p>7,03607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ajápio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6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8" table:style-name="ce1">
            <text:p>97,8</text:p>
          </table:table-cell>
          <table:table-cell office:value-type="float" office:value="167" table:style-name="ce1">
            <text:p>167</text:p>
          </table:table-cell>
          <table:table-cell office:value-type="date" office:date-value="2023-03-14T00:00:00" table:style-name="ce2">
            <text:p>14/03/2023</text:p>
          </table:table-cell>
          <table:table-cell office:value-type="string" table:style-name="ce1">
            <text:p>125/95</text:p>
          </table:table-cell>
          <table:table-cell office:value-type="date" office:date-value="2023-03-14T00:00:00" table:style-name="ce2">
            <text:p>14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FERNANDA SOARES DA SILVA</text:p>
          </table:table-cell>
          <table:table-cell office:value-type="date" office:date-value="2004-12-20T00:00:00" table:style-name="ce2">
            <text:p>20/12/2004</text:p>
          </table:table-cell>
          <table:table-cell office:value-type="string" table:style-name="ce1">
            <text:p>20 anos e 8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47.094.674-20</text:p>
          </table:table-cell>
          <table:table-cell office:value-type="float" office:value="706908103955839" table:style-name="ce1">
            <text:p>7,06908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91-60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ocidade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5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10/7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NE K GONÇALVES MARTINS</text:p>
          </table:table-cell>
          <table:table-cell office:value-type="date" office:date-value="1995-03-30T00:00:00" table:style-name="ce2">
            <text:p>30/03/1995</text:p>
          </table:table-cell>
          <table:table-cell office:value-type="string" table:style-name="ce1">
            <text:p>30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8501359858879" table:style-name="ce1">
            <text:p>7,08501E+14</text:p>
          </table:table-cell>
          <table:table-cell office:value-type="string" table:style-name="ce1">
            <text:p>(81) 99762-4590</text:p>
          </table:table-cell>
          <table:table-cell office:value-type="string" table:style-name="ce1">
            <text:p>(81) 99726-29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arra velha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7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155" table:style-name="ce1">
            <text:p>155</text:p>
          </table:table-cell>
          <table:table-cell office:value-type="date" office:date-value="2025-01-23T00:00:00" table:style-name="ce2">
            <text:p>23/01/2025</text:p>
          </table:table-cell>
          <table:table-cell office:value-type="string" table:style-name="ce1">
            <text:p>100/60</text:p>
          </table:table-cell>
          <table:table-cell office:value-type="date" office:date-value="2025-01-23T00:00:00" table:style-name="ce2">
            <text:p>23/01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4:21Z</meta:creation-date>
    <dc:date>2025-09-16T19:54:21Z</dc:date>
  </office:meta>
</office:document-meta>
</file>